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006818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CAY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182390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ONZALO AMBROSIO OSCAR TEODO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006818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1823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1.95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95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6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48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4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9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5063150</text:p>
          </table:table-cell>
          <table:table-cell table:style-name="Tabla2.D3" office:value-type="string">
            <text:p text:style-name="P17">37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0:52:5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